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51pt solid #000000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4" table:default-cell-style-name="ce4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1" office:value-type="string" calcext:value-type="string">
            <text:p><text:a xlink:href="python://o.partner_id and o.partner_id.name or ''" xlink:type="simple">o.partner_id and o.partner_id.name or ''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echa prevista</text:p>
          </table:table-cell>
          <table:table-cell table:style-name="ce1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Nº</text:p>
          </table:table-cell>
          <table:table-cell table:style-name="ce1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as</text:p>
          </table:table-cell>
          <table:table-cell table:style-name="ce1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</table:table-row>
        <table:table-row table:style-name="ro2">
          <table:table-cell table:style-name="ce3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Desde</text:p>
          </table:table-cell>
          <table:table-cell table:style-name="ce4" office:value-type="string" calcext:value-type="string">
            <text:p>Hasta</text:p>
          </table:table-cell>
        </table:table-row>
        <table:table-row table:style-name="ro5">
          <table:table-cell table:style-name="ce5" office:value-type="string" calcext:value-type="string">
            <text:p><text:a xlink:href="python://for%20each=%22line%20in%20o.move_lines%22" xlink:type="simple">for each="line in stock.picking"</text:a></text:p>
          </table:table-cell>
          <table:table-cell/>
          <table:table-cell table:style-name="ce4" table:number-columns-repeated="3"/>
        </table:table-row>
        <table:table-row table:style-name="ro5">
          <table:table-cell table:style-name="ce4" office:value-type="string" calcext:value-type="string">
            <text:p><text:a xlink:href="python://line.product_id.ean13" xlink:type="simple">line.product_id.ean13</text:a></text:p>
          </table:table-cell>
          <table:table-cell office:value-type="string" calcext:value-type="string">
            <text:p><text:a xlink:href="python://line.product_id.name" xlink:type="simple">line.product_id.name</text:a></text:p>
          </table:table-cell>
          <table:table-cell table:style-name="ce4" office:value-type="string" calcext:value-type="string">
            <text:p><text:a xlink:href="python://line.product_qty" xlink:type="simple">line.product_qty</text:a></text:p>
          </table:table-cell>
          <table:table-cell table:style-name="ce4" office:value-type="string" calcext:value-type="string">
            <text:p><text:a xlink:href="python://line.location_id.name" xlink:type="simple">line.location_id.name</text:a></text:p>
          </table:table-cell>
          <table:table-cell table:style-name="ce4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table:style-name="ce4" office:value-type="string" calcext:value-type="string">
            <text:p><text:a xlink:href="python:///for" xlink:type="simple">/for</text:a></text:p>
          </table:table-cell>
          <table:table-cell/>
          <table:table-cell table:style-name="ce4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10:51:10.2649832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01-29T10:54:49.345083499</dc:date>
    <meta:editing-duration>PT38M56S</meta:editing-duration>
    <meta:editing-cycles>19</meta:editing-cycles>
    <meta:generator>LibreOffice/4.2.7.2$Linux_X86_64 LibreOffice_project/420m0$Build-2</meta:generator>
    <meta:document-statistic meta:table-count="3" meta:cell-count="20" meta:object-count="0"/>
  </office:meta>
</office:document-meta>
</file>